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24-01-02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0552" calcext:value-type="float">
            <text:p>74.52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23-01-19 0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22-01-19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4824" calcext:value-type="float">
            <text:p>73.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964" calcext:value-type="float">
            <text:p>73.3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20-01-06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1624" calcext:value-type="float">
            <text:p>73.1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9-01-07 0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5696" calcext:value-type="float">
            <text:p>73.0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8-01-08 0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8808" calcext:value-type="float">
            <text:p>72.7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7-01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05112" calcext:value-type="float">
            <text:p>72.9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6-08-15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71272" calcext:value-type="float">
            <text:p>76.4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6-01-0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8704" calcext:value-type="float">
            <text:p>72.68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5-01-0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4-01-06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3-01-0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38" calcext:value-type="float">
            <text:p>72.3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2-01-0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44864" calcext:value-type="float">
            <text:p>72.4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1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2944" calcext:value-type="float">
            <text:p>72.3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7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6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1544" calcext:value-type="float">
            <text:p>72.55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5-01-10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956" calcext:value-type="float">
            <text:p>72.6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764" calcext:value-type="float">
            <text:p>72.55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200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2712" calcext:value-type="float">
            <text:p>72.7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9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61272" calcext:value-type="float">
            <text:p>72.66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9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004" calcext:value-type="float">
            <text:p>72.7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916" calcext:value-type="float">
            <text:p>73.28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19184" calcext:value-type="float">
            <text:p>72.7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86112" calcext:value-type="float">
            <text:p>73.2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17888" calcext:value-type="float">
            <text:p>73.01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9772" calcext:value-type="float">
            <text:p>73.1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6828" calcext:value-type="float">
            <text:p>73.8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75416" calcext:value-type="float">
            <text:p>74.57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7608" calcext:value-type="float">
            <text:p>74.5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8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0904" calcext:value-type="float">
            <text:p>75.0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7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92864" calcext:value-type="float">
            <text:p>75.4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7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94616" calcext:value-type="float">
            <text:p>75.7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</text:p>
          </table:table-cell>
          <table:table-cell office:value-type="string" calcext:value-type="string">
            <text:p>MM45</text:p>
          </table:table-cell>
          <table:table-cell office:value-type="string" calcext:value-type="string">
            <text:p>197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6472" calcext:value-type="float">
            <text:p>75.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